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14180000085F00000EAED19C29FB334D6A04.svg" manifest:media-type="image/svg+xml"/>
  <manifest:file-entry manifest:full-path="Pictures/100000010000006D000000BFFE9F6C89217AD275.png" manifest:media-type="image/png"/>
  <manifest:file-entry manifest:full-path="Pictures/100060DE00009EC000006FBBEF1875D23EB65124.wmf" manifest:media-type="image/x-wmf"/>
  <manifest:file-entry manifest:full-path="Pictures/100000010000034B000002515D68B53B8F0D482A.png" manifest:media-type="image/png"/>
  <manifest:file-entry manifest:full-path="Pictures/1000500100000BD10000192181E180F9B6E0BFEC.svg" manifest:media-type="image/svg+xml"/>
  <manifest:file-entry manifest:full-path="Pictures/10000001000001F3000003EAB5CC263CC71C9267.png" manifest:media-type="image/png"/>
  <manifest:file-entry manifest:full-path="Pictures/100000010000009A00000147CED2F88D79D08E2D.png" manifest:media-type="image/png"/>
  <manifest:file-entry manifest:full-path="Pictures/10000001000000F0000000D49F1AB6BAAA6FA901.png" manifest:media-type="image/png"/>
  <manifest:file-entry manifest:full-path="Pictures/10003DE600009EC0000042E019DBE2CC145B73AA.wmf" manifest:media-type="image/x-wmf"/>
  <manifest:file-entry manifest:full-path="Pictures/1000000100000442000001CB75FA4663B571DF73.png" manifest:media-type="image/png"/>
  <manifest:file-entry manifest:full-path="Pictures/100023F400004F0500009EC0A113C8B2A4C5E564.wmf" manifest:media-type="image/x-wmf"/>
  <manifest:file-entry manifest:full-path="Pictures/10000001000003880000025ADA312A422AB5EB8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draw:fit-to-size="false" style:shrink-to-fit="true" fo:min-height="1.737cm" fo:min-width="5.78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18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draw:fit-to-size="true" style:shrink-to-fit="false" fo:min-height="0.094cm" fo:min-width="3.375cm" fo:padding-top="0cm" fo:padding-bottom="0cm" fo:padding-left="0cm" fo:padding-right="0cm"/>
      <style:paragraph-properties style:writing-mode="lr-tb"/>
    </style:style>
    <style:style style:name="gr6" style:family="graphic" style:parent-style-name="objectwithoutfill">
      <style:graphic-properties svg:stroke-width="0.212cm" svg:stroke-color="#6699ff" draw:marker-start-width="0.518cm" draw:marker-end="Arrow" draw:marker-end-width="0.518cm" draw:fill="none" draw:textarea-horizontal-align="center" draw:textarea-vertical-align="middle" fo:padding-top="0.106cm" fo:padding-bottom="0.106cm" fo:padding-left="0.106cm" fo:padding-right="0.106cm"/>
    </style:style>
    <style:style style:name="gr7" style:family="graphic" style:parent-style-name="standard">
      <style:graphic-properties svg:stroke-color="#000000" draw:fill-color="#ffec00" draw:textarea-horizontal-align="justify" draw:textarea-vertical-align="middle" draw:auto-grow-height="false" fo:min-height="0.958cm" fo:min-width="3.838cm"/>
      <style:paragraph-properties style:writing-mode="lr-tb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621cm" fo:padding-top="0cm" fo:padding-bottom="0cm" fo:padding-left="0cm" fo:padding-right="0cm"/>
      <style:paragraph-properties style:writing-mode="lr-tb"/>
    </style:style>
    <style:style style:name="gr11" style:family="graphic" style:parent-style-name="objectwithoutfill">
      <style:graphic-properties draw:stroke="dash" draw:stroke-dash="Ultrafine_20_Dotted_20__28_var_29_" svg:stroke-width="0.159cm" svg:stroke-color="#f58220" draw:marker-start="" draw:marker-start-width="0.438cm" draw:marker-end="Linienspitzen_20_1" draw:marker-end-width="0.438cm" draw:fill="none" draw:textarea-horizontal-align="center" draw:textarea-vertical-align="middle" fo:padding-top="0.079cm" fo:padding-bottom="0.079cm" fo:padding-left="0.079cm" fo:padding-right="0.079cm"/>
    </style:style>
    <style:style style:name="gr12" style:family="graphic" style:parent-style-name="standard">
      <style:graphic-properties svg:stroke-color="#000000" draw:fill-color="#f58220" draw:textarea-horizontal-align="justify" draw:textarea-vertical-align="middle" draw:auto-grow-height="false" fo:min-height="0.7cm" fo:min-width="2.4cm"/>
      <style:paragraph-properties style:writing-mode="lr-tb"/>
    </style:style>
    <style:style style:name="gr13" style:family="graphic" style:parent-style-name="objectwithoutfill">
      <style:graphic-properties draw:stroke="dash" draw:stroke-dash="Ultrafine_20_Dotted_20__28_var_29_" svg:stroke-width="0.159cm" svg:stroke-color="#f58220" draw:marker-start-width="0.438cm" draw:marker-end-width="0.438cm" draw:fill="none" draw:textarea-horizontal-align="center" draw:textarea-vertical-align="middle" fo:padding-top="0.079cm" fo:padding-bottom="0.079cm" fo:padding-left="0.079cm" fo:padding-right="0.079cm"/>
    </style:style>
    <style:style style:name="gr1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end" style:writing-mode="lr-tb"/>
    </style:style>
    <style:style style:name="P4" style:family="paragraph">
      <loext:graphic-properties draw:fill="none"/>
      <style:paragraph-properties fo:text-align="end" style:writing-mode="lr-tb"/>
      <style:text-properties fo:color="#000000" loext:opacity="100%" fo:font-size="22pt" style:font-size-asian="22pt" style:font-size-complex="22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color="#000000" loext:opacity="100%" fo:font-size="22pt" style:font-size-asian="22pt" style:font-size-complex="22pt"/>
    </style:style>
    <style:style style:name="P7" style:family="paragraph">
      <style:paragraph-properties fo:text-align="center" style:writing-mode="lr-tb"/>
      <style:text-properties fo:color="#ed1c24" loext:opacity="100%" style:font-name="Arial2" fo:font-size="11pt"/>
    </style:style>
    <style:style style:name="P8" style:family="paragraph">
      <loext:graphic-properties draw:fill-color="#ffec00"/>
      <style:paragraph-properties fo:text-align="center" style:writing-mode="lr-tb"/>
      <style:text-properties fo:color="#ed1c24" loext:opacity="100%" style:font-name="Arial2" fo:font-size="11pt"/>
    </style:style>
    <style:style style:name="P9" style:family="paragraph">
      <style:paragraph-properties fo:text-align="center" style:writing-mode="lr-tb"/>
      <style:text-properties fo:color="#ffffff" loext:opacity="100%" style:font-name="Arial2" fo:font-size="11pt"/>
    </style:style>
    <style:style style:name="P10" style:family="paragraph">
      <loext:graphic-properties draw:fill-color="#f58220"/>
      <style:paragraph-properties fo:text-align="center" style:writing-mode="lr-tb"/>
      <style:text-properties fo:color="#ffffff" loext:opacity="100%" style:font-name="Arial2" fo:font-size="11pt"/>
    </style:style>
    <style:style style:name="P11" style:family="paragraph">
      <style:paragraph-properties fo:text-align="center"/>
    </style:style>
    <style:style style:name="T1" style:family="text">
      <style:text-properties fo:color="#000000" loext:opacity="100%" style:font-name="Arial" fo:font-size="22pt" style:font-size-asian="22pt" style:font-name-complex="Arial" style:font-size-complex="22pt"/>
    </style:style>
    <style:style style:name="T2" style:family="text">
      <style:text-properties fo:color="#ed1c24" loext:opacity="100%" style:font-name="Arial2" fo:font-size="11pt"/>
    </style:style>
    <style:style style:name="T3" style:family="text">
      <style:text-properties fo:color="#ffffff" loext:opacity="100%" style:font-name="Arial2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5.945cm" svg:height="10.618cm" svg:x="6.7cm" svg:y="4.8cm">
          <draw:image xlink:href="Pictures/10000001000003880000025ADA312A422AB5EB82.png" xlink:type="simple" xlink:show="embed" xlink:actuate="onLoad" draw:mime-type="image/png">
            <text:p/>
          </draw:image>
        </draw:frame>
        <draw:frame draw:style-name="gr2" draw:text-style-name="P2" draw:layer="layout" svg:width="2.264cm" svg:height="1.999cm" svg:x="14.719cm" svg:y="11.335cm">
          <draw:image xlink:href="Pictures/10000001000000F0000000D49F1AB6BAAA6FA901.png" xlink:type="simple" xlink:show="embed" xlink:actuate="onLoad" draw:mime-type="image/png">
            <text:p/>
          </draw:image>
        </draw:frame>
        <draw:frame draw:style-name="gr3" draw:text-style-name="P4" draw:layer="layout" svg:width="3.4cm" svg:height="1.737cm" svg:x="18.951cm" svg:y="8.944cm">
          <draw:text-box>
            <text:p text:style-name="P3"><text:span text:style-name="T1">St.Alban-Graben</text:span></text:p>
          </draw:text-box>
        </draw:frame>
        <draw:frame draw:style-name="gr4" draw:text-style-name="P6" draw:layer="layout" svg:width="4.189cm" svg:height="0.869cm" svg:x="6.925cm" svg:y="14.306cm">
          <draw:text-box>
            <text:p text:style-name="P5"><text:span text:style-name="T1">Steinenberg</text:span></text:p>
          </draw:text-box>
        </draw:frame>
        <draw:frame draw:style-name="gr5" draw:text-style-name="P6" draw:layer="layout" svg:width="5.789cm" svg:height="0.869cm" svg:x="15.825cm" svg:y="14.306cm">
          <draw:text-box>
            <text:p text:style-name="P5"><text:span text:style-name="T1">Aeschenvorstadt</text:span></text:p>
          </draw:text-box>
        </draw:frame>
        <draw:path draw:style-name="gr6" draw:text-style-name="P1" draw:layer="layout" svg:width="11.263cm" svg:height="5.114cm" draw:transform="rotate (-2.71573231610318) translate (21.9960841818081cm 6.11181640311073cm)" svg:viewBox="0 0 11264 5115" svg:d="M0 233c12199-506 10849-679 11264 4882">
          <text:p/>
        </draw:path>
        <draw:custom-shape draw:style-name="gr7" draw:text-style-name="P8" draw:layer="layout" svg:width="3.838cm" svg:height="0.958cm" svg:x="11.508cm" svg:y="13.877cm">
          <text:p text:style-name="P7"><text:span text:style-name="T2">LSA Normalbetrieb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.518cm" svg:height="0.636cm" draw:transform="skewX (0.00628318530717966) rotate (0.414690230273853) translate (13.683cm 10.21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9" draw:text-style-name="P1" draw:layer="layout" svg:x1="22.125cm" svg:y1="6.406cm" svg:x2="17.7cm" svg:y2="8.3cm">
          <text:p/>
        </draw:line>
        <draw:frame draw:style-name="gr8" draw:text-style-name="P1" draw:layer="layout" svg:width="1.518cm" svg:height="0.636cm" draw:transform="skewX (0.0062831853071796) rotate (-0.331961623729322) translate (10.552cm 9.74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66) rotate (-1.14196892957989) translate (10.024cm 8.33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66) rotate (-2.72655335746554) translate (15.985cm 8.55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66) rotate (-2.72655335746554) translate (14.525cm 9.19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66) rotate (2.37975643509427) translate (12.727cm 9.55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66) rotate (1.97553818033238) translate (10.798cm 7.04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66) rotate (-1.14196892957989) translate (9.08cm 5.959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6) rotate (0.540353936417444) translate (15.1cm 9.55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9" draw:text-style-name="P1" draw:layer="layout" svg:x1="21.425cm" svg:y1="5.106cm" svg:x2="17.2cm" svg:y2="7.2cm">
          <text:p/>
        </draw:line>
        <draw:line draw:style-name="gr9" draw:text-style-name="P1" draw:layer="layout" svg:x1="9.5cm" svg:y1="7.4cm" svg:x2="9.925cm" svg:y2="8.506cm">
          <text:p/>
        </draw:line>
        <draw:line draw:style-name="gr9" draw:text-style-name="P1" draw:layer="layout" svg:x1="10.9cm" svg:y1="6.9cm" svg:x2="11.8cm" svg:y2="8.5cm">
          <text:p/>
        </draw:line>
        <draw:frame draw:style-name="gr1" draw:text-style-name="P1" draw:layer="layout" svg:width="0.69cm" svg:height="1.4cm" svg:x="8cm" svg:y="5.6cm">
          <draw:image xlink:href="Pictures/100023F400004F0500009EC0A113C8B2A4C5E564.wmf" xlink:type="simple" xlink:show="embed" xlink:actuate="onLoad" draw:mime-type="image/x-wmf">
            <text:p/>
          </draw:image>
          <draw:image xlink:href="Pictures/10000001000001F3000003EAB5CC263CC71C9267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6) rotate (-2.52863302028938) translate (17.315cm 7.67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54) rotate (0.448549617762543) translate (16.336cm 8.80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2cm" svg:height="1.06cm" svg:x="12.14cm" svg:y="9.79cm">
          <draw:image xlink:href="Pictures/100060DE00009EC000006FBBEF1875D23EB65124.wmf" xlink:type="simple" xlink:show="embed" xlink:actuate="onLoad" draw:mime-type="image/x-wmf">
            <text:p/>
          </draw:image>
          <draw:image xlink:href="Pictures/100000010000034B000002515D68B53B8F0D482A.png" xlink:type="simple" xlink:show="embed" xlink:actuate="onLoad" draw:mime-type="image/png"/>
        </draw:frame>
        <draw:frame draw:style-name="gr1" draw:text-style-name="P1" draw:layer="layout" svg:width="1.52cm" svg:height="1.06cm" draw:transform="rotate (1.23866017014038) translate (7.402cm 13.837cm)">
          <draw:image xlink:href="Pictures/100060DE00009EC000006FBBEF1875D23EB65124.wmf" xlink:type="simple" xlink:show="embed" xlink:actuate="onLoad" draw:mime-type="image/x-wmf">
            <text:p/>
          </draw:image>
          <draw:image xlink:href="Pictures/100000010000034B000002515D68B53B8F0D482A.png" xlink:type="simple" xlink:show="embed" xlink:actuate="onLoad" draw:mime-type="image/png"/>
        </draw:frame>
        <draw:line draw:style-name="gr9" draw:text-style-name="P1" draw:layer="layout" svg:x1="8.3cm" svg:y1="4.9cm" svg:x2="8.9cm" svg:y2="6.1cm">
          <text:p/>
        </draw:line>
        <draw:line draw:style-name="gr9" draw:text-style-name="P1" draw:layer="layout" svg:x1="9.9cm" svg:y1="4.9cm" svg:x2="10.3cm" svg:y2="5.6cm">
          <text:p/>
        </draw:line>
        <draw:frame draw:style-name="gr10" draw:text-style-name="P6" draw:layer="layout" svg:width="4.621cm" svg:height="0.869cm" svg:x="6.834cm" svg:y="4.823cm">
          <draw:text-box>
            <text:p text:style-name="P5"><text:span text:style-name="T1">Freie Strasse</text:span></text:p>
          </draw:text-box>
        </draw:frame>
        <draw:path draw:style-name="gr11" draw:text-style-name="P1" draw:layer="layout" svg:width="4.781cm" svg:height="4.509cm" draw:transform="rotate (-2.96496533328797) translate (14.5cm 11.2cm)" svg:viewBox="0 0 4782 4510" svg:d="M0 0c4268 559 4173 1659 4173 1659l609 2851">
          <text:p/>
        </draw:path>
        <draw:frame draw:style-name="gr1" draw:text-style-name="P1" draw:layer="layout" svg:width="0.69cm" svg:height="1.4cm" svg:x="11.4cm" svg:y="9.7cm">
          <draw:image xlink:href="Pictures/100023F400004F0500009EC0A113C8B2A4C5E564.wmf" xlink:type="simple" xlink:show="embed" xlink:actuate="onLoad" draw:mime-type="image/x-wmf">
            <text:p/>
          </draw:image>
          <draw:image xlink:href="Pictures/10000001000001F3000003EAB5CC263CC71C9267.png" xlink:type="simple" xlink:show="embed" xlink:actuate="onLoad" draw:mime-type="image/png"/>
        </draw:frame>
        <draw:custom-shape draw:style-name="gr12" draw:text-style-name="P10" draw:layer="layout" svg:width="2.4cm" svg:height="0.7cm" svg:x="10.278cm" svg:y="11.466cm">
          <text:p text:style-name="P9"><text:span text:style-name="T3">Fussgänger</text:span></text:p>
          <draw:enhanced-geometry svg:viewBox="0 0 21600 21600" draw:type="rectangle" draw:enhanced-path="M 0 0 L 21600 0 21600 21600 0 21600 0 0 Z N"/>
        </draw:custom-shape>
        <draw:path draw:style-name="gr13" draw:text-style-name="P1" draw:layer="layout" svg:width="2.191cm" svg:height="1.145cm" draw:transform="rotate (0.844215759189657) translate (8.64350247458735cm 12.0387635738236cm)" svg:viewBox="0 0 2192 1146" svg:d="M0 1146c1204 0 2192-1146 2192-1146">
          <text:p/>
        </draw:path>
        <draw:frame draw:style-name="gr14" draw:text-style-name="P11" draw:layer="layout" svg:width="0.69cm" svg:height="1.46cm" svg:x="14.5cm" svg:y="9.54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frame draw:style-name="gr15" draw:text-style-name="P1" draw:layer="layout" svg:width="0.34cm" svg:height="0.6cm" svg:x="17.26cm" svg:y="7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5" draw:text-style-name="P1" draw:layer="layout" svg:width="0.34cm" svg:height="0.6cm" svg:x="18.4cm" svg:y="6.4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5" draw:text-style-name="P1" draw:layer="layout" svg:width="0.34cm" svg:height="0.6cm" svg:x="19.36cm" svg:y="5.9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5" draw:text-style-name="P1" draw:layer="layout" svg:width="0.34cm" svg:height="0.6cm" svg:x="20.46cm" svg:y="5.4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5" draw:text-style-name="P1" draw:layer="layout" svg:width="0.34cm" svg:height="0.6cm" svg:x="21.444cm" svg:y="4.949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13" svg:d="M0 13l10-13 10 13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698cm" fo:page-height="20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9-02T07:18:17.773641708</dc:date>
    <meta:editing-duration>PT27M40S</meta:editing-duration>
    <meta:editing-cycles>14</meta:editing-cycles>
    <meta:generator>LibreOffice/7.3.4.2$MacOSX_X86_64 LibreOffice_project/728fec16bd5f605073805c3c9e7c4212a0120dc5</meta:generator>
    <meta:document-statistic meta:object-count="38"/>
  </office:meta>
</office:document-meta>
</file>